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dash" draw:stroke-dash="_32__20_Dots_20_1_20_Dash"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2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.1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979cm"/>
    </style:style>
    <style:style style:name="gr13" style:family="graphic" style:parent-style-name="standard">
      <style:graphic-properties draw:stroke="dash" draw:stroke-dash="Fine_20_Dashe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2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331cm"/>
    </style:style>
    <style:style style:name="gr19" style:family="graphic" style:parent-style-name="measure" style:list-style-name="L1">
      <style:graphic-properties draw:textarea-vertical-align="middle" draw:line-distance="0.2cm"/>
    </style:style>
    <style:style style:name="gr20" style:family="graphic" style:parent-style-name="measure" style:list-style-name="L1">
      <style:graphic-properties draw:textarea-vertical-align="middle" draw:line-distance="0.2cm"/>
    </style:style>
    <style:style style:name="gr21" style:family="graphic" style:parent-style-name="standard">
      <style:graphic-properties draw:stroke="dash" draw:stroke-dash="Fine_20_Dashed" svg:stroke-color="#000000" draw:textarea-vertical-align="middle"/>
    </style:style>
    <style:style style:name="gr22" style:family="graphic" style:parent-style-name="measure" style:list-style-name="L1">
      <style:graphic-properties draw:textarea-vertical-align="middle" draw:line-distance="0.3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text-properties fo:font-size="8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inux Libertine 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xml:id="id1" draw:id="id1" draw:layer="layout" svg:x1="5cm" svg:y1="2.7cm" svg:x2="6.2cm" svg:y2="2.7cm">
          <text:p/>
        </draw:line>
        <draw:line draw:style-name="gr1" draw:text-style-name="P1" xml:id="id2" draw:id="id2" draw:layer="layout" svg:x1="6.2cm" svg:y1="1.5cm" svg:x2="6.7cm" svg:y2="1.5cm">
          <text:p/>
        </draw:line>
        <draw:line draw:style-name="gr1" draw:text-style-name="P1" xml:id="id3" draw:id="id3" draw:layer="layout" svg:x1="6.7cm" svg:y1="2.7cm" svg:x2="10.5cm" svg:y2="2.7cm">
          <text:p/>
        </draw:line>
        <draw:connector draw:style-name="gr2" draw:text-style-name="P2" draw:layer="layout" svg:x1="6.2cm" svg:y1="2.7cm" svg:x2="6.2cm" svg:y2="1.5cm" draw:start-shape="id1" draw:start-glue-point="1" draw:end-shape="id2" draw:end-glue-point="3" svg:d="M6200 2700v-1200" svg:viewBox="0 0 1 1201">
          <text:p/>
        </draw:connector>
        <draw:connector draw:style-name="gr2" draw:text-style-name="P2" draw:layer="layout" svg:x1="6.7cm" svg:y1="1.5cm" svg:x2="6.7cm" svg:y2="2.7cm" draw:start-shape="id2" draw:start-glue-point="1" draw:end-shape="id3" draw:end-glue-point="3" svg:d="M6700 1500v1200" svg:viewBox="0 0 1 1201">
          <text:p/>
        </draw:connector>
        <draw:line draw:style-name="gr1" draw:text-style-name="P1" xml:id="id4" draw:id="id4" draw:layer="layout" svg:x1="22cm" svg:y1="2.7cm" svg:x2="23.2cm" svg:y2="2.7cm">
          <text:p/>
        </draw:line>
        <draw:line draw:style-name="gr1" draw:text-style-name="P1" xml:id="id5" draw:id="id5" draw:layer="layout" svg:x1="23.2cm" svg:y1="1.5cm" svg:x2="23.7cm" svg:y2="1.5cm">
          <text:p/>
        </draw:line>
        <draw:line draw:style-name="gr1" draw:text-style-name="P1" xml:id="id6" draw:id="id6" draw:layer="layout" svg:x1="23.7cm" svg:y1="2.7cm" svg:x2="24.6cm" svg:y2="2.7cm">
          <text:p/>
        </draw:line>
        <draw:connector draw:style-name="gr2" draw:text-style-name="P2" draw:layer="layout" svg:x1="23.2cm" svg:y1="2.7cm" svg:x2="23.2cm" svg:y2="1.5cm" draw:start-shape="id4" draw:start-glue-point="1" draw:end-shape="id5" draw:end-glue-point="3" svg:d="M23200 2700v-1200" svg:viewBox="0 0 1 1201">
          <text:p/>
        </draw:connector>
        <draw:connector draw:style-name="gr2" draw:text-style-name="P2" draw:layer="layout" svg:x1="23.7cm" svg:y1="1.5cm" svg:x2="23.7cm" svg:y2="2.7cm" draw:start-shape="id5" draw:start-glue-point="1" draw:end-shape="id6" draw:end-glue-point="3" svg:d="M23700 1500v1200" svg:viewBox="0 0 1 1201">
          <text:p/>
        </draw:connector>
        <draw:connector draw:style-name="gr3" draw:text-style-name="P2" draw:layer="layout" svg:x1="10.5cm" svg:y1="2.7cm" svg:x2="22cm" svg:y2="2.7cm" draw:start-shape="id3" draw:start-glue-point="1" draw:end-shape="id4" draw:end-glue-point="3" svg:d="M10500 2700h11500" svg:viewBox="0 0 11501 1">
          <text:p/>
        </draw:connector>
        <draw:line draw:style-name="gr4" draw:text-style-name="P1" draw:layer="layout" svg:x1="4.5cm" svg:y1="1.4cm" svg:x2="4.5cm" svg:y2="19.3cm">
          <text:p/>
        </draw:line>
        <draw:line draw:style-name="gr1" draw:text-style-name="P1" xml:id="id7" draw:id="id7" draw:layer="layout" svg:x1="4.9cm" svg:y1="5cm" svg:x2="6.7cm" svg:y2="5cm">
          <text:p/>
        </draw:line>
        <draw:line draw:style-name="gr1" draw:text-style-name="P1" xml:id="id8" draw:id="id8" draw:layer="layout" svg:x1="6.7cm" svg:y1="3.8cm" svg:x2="9cm" svg:y2="3.8cm">
          <text:p/>
        </draw:line>
        <draw:line draw:style-name="gr1" draw:text-style-name="P1" xml:id="id9" draw:id="id9" draw:layer="layout" svg:x1="9cm" svg:y1="5cm" svg:x2="11.7cm" svg:y2="5cm">
          <text:p/>
        </draw:line>
        <draw:connector draw:style-name="gr2" draw:text-style-name="P2" draw:layer="layout" svg:x1="6.7cm" svg:y1="5cm" svg:x2="6.7cm" svg:y2="3.8cm" draw:start-shape="id7" draw:start-glue-point="1" draw:end-shape="id8" draw:end-glue-point="3" svg:d="M6700 5000v-1200" svg:viewBox="0 0 1 1201">
          <text:p/>
        </draw:connector>
        <draw:connector draw:style-name="gr2" draw:text-style-name="P2" draw:layer="layout" svg:x1="9cm" svg:y1="3.8cm" svg:x2="9cm" svg:y2="5cm" draw:start-shape="id8" draw:start-glue-point="1" draw:end-shape="id9" draw:end-glue-point="3" svg:d="M9000 3800v1200" svg:viewBox="0 0 1 1201">
          <text:p/>
        </draw:connector>
        <draw:line draw:style-name="gr1" draw:text-style-name="P1" xml:id="id10" draw:id="id10" draw:layer="layout" svg:x1="22cm" svg:y1="5cm" svg:x2="23.7cm" svg:y2="5cm">
          <text:p/>
        </draw:line>
        <draw:connector draw:style-name="gr3" draw:text-style-name="P2" draw:layer="layout" svg:x1="11.7cm" svg:y1="5cm" svg:x2="22cm" svg:y2="5cm" draw:start-shape="id9" draw:start-glue-point="1" draw:end-shape="id10" draw:end-glue-point="3" svg:d="M11700 5000h10300" svg:viewBox="0 0 10301 1">
          <text:p/>
        </draw:connector>
        <draw:frame draw:style-name="gr5" draw:text-style-name="P3" draw:layer="layout" svg:width="6.657cm" svg:height="0.649cm" svg:x="6.1cm" svg:y="1cm">
          <draw:text-box>
            <text:p><text:span text:style-name="T1">t</text:span><text:span text:style-name="T1">_</text:span><text:span text:style-name="T1">m</text:span><text:span text:style-name="T1">a</text:span><text:span text:style-name="T1">i</text:span><text:span text:style-name="T1">n </text:span><text:span text:style-name="T1">—</text:span><text:span text:style-name="T1"> </text:span><text:span text:style-name="T1">м</text:span><text:span text:style-name="T1">и</text:span><text:span text:style-name="T1">н</text:span><text:span text:style-name="T1">и</text:span><text:span text:style-name="T1">м</text:span><text:span text:style-name="T1">а</text:span><text:span text:style-name="T1">л</text:span><text:span text:style-name="T1">ь</text:span><text:span text:style-name="T1">н</text:span><text:span text:style-name="T1">а</text:span><text:span text:style-name="T1">я </text:span><text:span text:style-name="T1">д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с</text:span><text:span text:style-name="T1">т</text:span><text:span text:style-name="T1">ь</text:span></text:p>
          </draw:text-box>
        </draw:frame>
        <draw:frame draw:style-name="gr6" draw:text-style-name="P3" draw:layer="layout" svg:width="2.987cm" svg:height="1.047cm" svg:x="1.3cm" svg:y="1.4cm">
          <draw:text-box>
            <text:p><text:span text:style-name="T1">Г</text:span><text:span text:style-name="T1">л</text:span><text:span text:style-name="T1">а</text:span><text:span text:style-name="T1">в</text:span><text:span text:style-name="T1">н</text:span><text:span text:style-name="T1">ы</text:span><text:span text:style-name="T1">й</text:span><text:span text:style-name="T1"> </text:span><text:span text:style-name="T1"><text:line-break/></text:span><text:span text:style-name="T1">ц</text:span><text:span text:style-name="T1">и</text:span><text:span text:style-name="T1">к</text:span><text:span text:style-name="T1">л</text:span><text:span text:style-name="T1"> </text:span><text:span text:style-name="T1">(</text:span><text:span text:style-name="T1">T</text:span><text:span text:style-name="T1">=</text:span><text:span text:style-name="T1">0</text:span><text:span text:style-name="T1">.</text:span><text:span text:style-name="T1">5</text:span><text:span text:style-name="T1">-</text:span><text:span text:style-name="T1">2</text:span><text:span text:style-name="T1">c</text:span><text:span text:style-name="T1">)</text:span></text:p>
          </draw:text-box>
        </draw:frame>
        <draw:frame draw:style-name="gr7" draw:text-style-name="P3" draw:layer="layout" svg:width="2.669cm" svg:height="1.843cm" svg:x="1.211cm" svg:y="3.373cm">
          <draw:text-box>
            <text:p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а </text:span><text:span text:style-name="T1"><text:line-break/></text:span><text:span text:style-name="T1">р</text:span><text:span text:style-name="T1">а</text:span><text:span text:style-name="T1">б</text:span><text:span text:style-name="T1">о</text:span><text:span text:style-name="T1">т</text:span><text:span text:style-name="T1">а</text:span><text:span text:style-name="T1">е</text:span><text:span text:style-name="T1">т </text:span><text:span text:style-name="T1">в </text:span><text:span text:style-name="T1"><text:line-break/></text:span><text:span text:style-name="T1">п</text:span><text:span text:style-name="T1">р</text:span><text:span text:style-name="T1">е</text:span><text:span text:style-name="T1">р</text:span><text:span text:style-name="T1">ы</text:span><text:span text:style-name="T1">в</text:span><text:span text:style-name="T1">а</text:span><text:span text:style-name="T1">н</text:span><text:span text:style-name="T1">и</text:span><text:span text:style-name="T1">и </text:span><text:span text:style-name="T1"><text:line-break/></text:span><text:span text:style-name="T1">(</text:span><text:span text:style-name="T1">t</text:span><text:span text:style-name="T1">_</text:span><text:span text:style-name="T1">s</text:span><text:span text:style-name="T1">w</text:span><text:span text:style-name="T1">0 </text:span><text:span text:style-name="T1">=</text:span><text:span text:style-name="T1"> </text:span><text:span text:style-name="T1">?</text:span><text:span text:style-name="T1">м</text:span><text:span text:style-name="T1">с</text:span><text:span text:style-name="T1">)</text:span></text:p>
          </draw:text-box>
        </draw:frame>
        <draw:line draw:style-name="gr1" draw:text-style-name="P1" xml:id="id11" draw:id="id11" draw:layer="layout" svg:x1="23.7cm" svg:y1="3.8cm" svg:x2="26cm" svg:y2="3.8cm">
          <text:p/>
        </draw:line>
        <draw:line draw:style-name="gr1" draw:text-style-name="P1" xml:id="id12" draw:id="id12" draw:layer="layout" svg:x1="26cm" svg:y1="5cm" svg:x2="28.7cm" svg:y2="5cm">
          <text:p/>
        </draw:line>
        <draw:connector draw:style-name="gr2" draw:text-style-name="P2" draw:layer="layout" svg:x1="23.7cm" svg:y1="5cm" svg:x2="23.7cm" svg:y2="3.8cm" draw:start-shape="id10" draw:start-glue-point="1" draw:end-shape="id11" draw:end-glue-point="3" svg:d="M23700 5000v-1200" svg:viewBox="0 0 1 1201">
          <text:p/>
        </draw:connector>
        <draw:connector draw:style-name="gr2" draw:text-style-name="P2" draw:layer="layout" svg:x1="26cm" svg:y1="3.8cm" svg:x2="26cm" svg:y2="5cm" draw:start-shape="id11" draw:start-glue-point="1" draw:end-shape="id12" draw:end-glue-point="3" svg:d="M26000 3800v1200" svg:viewBox="0 0 1 1201">
          <text:p/>
        </draw:connector>
        <draw:line draw:style-name="gr1" draw:text-style-name="P1" xml:id="id13" draw:id="id13" draw:layer="layout" svg:x1="6.7cm" svg:y1="3.8cm" svg:x2="9cm" svg:y2="3.8cm">
          <text:p/>
        </draw:line>
        <draw:line draw:style-name="gr1" draw:text-style-name="P1" xml:id="id14" draw:id="id14" draw:layer="layout" svg:x1="9cm" svg:y1="5cm" svg:x2="11.7cm" svg:y2="5cm">
          <text:p/>
        </draw:line>
        <draw:connector draw:style-name="gr2" draw:text-style-name="P2" draw:layer="layout" svg:x1="6.7cm" svg:y1="5cm" svg:x2="6.7cm" svg:y2="3.8cm" draw:end-shape="id13" draw:end-glue-point="3" svg:d="M6700 5000v-1200" svg:viewBox="0 0 1 1201">
          <text:p/>
        </draw:connector>
        <draw:connector draw:style-name="gr2" draw:text-style-name="P2" draw:layer="layout" svg:x1="9cm" svg:y1="3.8cm" svg:x2="9cm" svg:y2="5cm" draw:start-shape="id13" draw:start-glue-point="1" draw:end-shape="id14" draw:end-glue-point="3" svg:d="M9000 3800v1200" svg:viewBox="0 0 1 1201">
          <text:p/>
        </draw:connector>
        <draw:line draw:style-name="gr1" draw:text-style-name="P1" xml:id="id15" draw:id="id15" draw:layer="layout" svg:x1="4.9cm" svg:y1="7.2cm" svg:x2="9cm" svg:y2="7.2cm">
          <text:p/>
        </draw:line>
        <draw:line draw:style-name="gr1" draw:text-style-name="P1" xml:id="id16" draw:id="id16" draw:layer="layout" svg:x1="9cm" svg:y1="6cm" svg:x2="11.8cm" svg:y2="6cm">
          <text:p/>
        </draw:line>
        <draw:line draw:style-name="gr1" draw:text-style-name="P1" xml:id="id18" draw:id="id18" draw:layer="layout" svg:x1="21.3cm" svg:y1="7.2cm" svg:x2="26cm" svg:y2="7.2cm">
          <text:p/>
        </draw:line>
        <draw:connector draw:style-name="gr2" draw:text-style-name="P2" draw:layer="layout" svg:x1="9cm" svg:y1="7.2cm" svg:x2="9cm" svg:y2="6cm" draw:start-shape="id15" draw:start-glue-point="1" draw:end-shape="id16" draw:end-glue-point="3" svg:d="M9000 7200v-1200" svg:viewBox="0 0 1 1201">
          <text:p/>
        </draw:connector>
        <draw:connector draw:style-name="gr2" draw:text-style-name="P2" draw:layer="layout" svg:x1="21.3cm" svg:y1="6cm" svg:x2="21.3cm" svg:y2="7.2cm" draw:start-shape="id17" draw:start-glue-point="1" draw:end-shape="id18" draw:end-glue-point="3" svg:d="M21300 6000v1200" svg:viewBox="0 0 1 1201">
          <text:p/>
        </draw:connector>
        <draw:frame draw:style-name="gr8" draw:text-style-name="P3" draw:layer="layout" svg:width="9.82cm" svg:height="0.649cm" svg:x="7.1cm" svg:y="3.2cm">
          <draw:text-box>
            <text:p><text:span text:style-name="T1">t_sw0 — длительность работы программы начала цикла </text:span></text:p>
          </draw:text-box>
        </draw:frame>
        <draw:frame draw:style-name="gr9" draw:text-style-name="P3" draw:layer="layout" svg:width="11.763cm" svg:height="0.649cm" svg:x="9.5cm" svg:y="5.355cm">
          <draw:text-box>
            <text:p><text:span text:style-name="T1">t_sonar — длительность работы излучателя излучателя + приемника</text:span></text:p>
          </draw:text-box>
        </draw:frame>
        <draw:frame draw:style-name="gr10" draw:text-style-name="P3" draw:layer="layout" svg:width="2.267cm" svg:height="0.649cm" svg:x="1.41cm" svg:y="6.128cm">
          <draw:text-box>
            <text:p><text:span text:style-name="T1">t_sonar = ?</text:span></text:p>
          </draw:text-box>
        </draw:frame>
        <draw:frame draw:style-name="gr11" draw:text-style-name="P3" draw:layer="layout" svg:width="2.682cm" svg:height="2.639cm" svg:x="1.318cm" svg:y="7.185cm">
          <draw:text-box>
            <text:p><text:span text:style-name="T1">Программа </text:span><text:span text:style-name="T1"><text:line-break/></text:span><text:span text:style-name="T1">работает в </text:span><text:span text:style-name="T1"><text:line-break/></text:span><text:span text:style-name="T1">прерывании</text:span><text:span text:style-name="T1"><text:line-break/></text:span><text:span text:style-name="T1">(t_sw1 = </text:span><text:span text:style-name="T1"><text:line-break/></text:span><text:span text:style-name="T1">= T — t_sw0 -</text:span><text:span text:style-name="T1"><text:line-break/></text:span><text:span text:style-name="T1">- <text:s/>t_sonar ?)</text:span></text:p>
          </draw:text-box>
        </draw:frame>
        <draw:line draw:style-name="gr1" draw:text-style-name="P1" xml:id="id19" draw:id="id19" draw:layer="layout" svg:x1="26cm" svg:y1="6cm" svg:x2="28.7cm" svg:y2="6cm">
          <text:p/>
        </draw:line>
        <draw:connector draw:style-name="gr2" draw:text-style-name="P2" draw:layer="layout" svg:x1="26cm" svg:y1="6cm" svg:x2="26cm" svg:y2="7.2cm" draw:start-shape="id19" draw:start-glue-point="3" draw:end-shape="id18" draw:end-glue-point="1" svg:d="M26000 6000v1200" svg:viewBox="0 0 1 1201">
          <text:p/>
        </draw:connector>
        <draw:line draw:style-name="gr1" draw:text-style-name="P1" xml:id="id20" draw:id="id20" draw:layer="layout" svg:x1="18.3cm" svg:y1="9.6cm" svg:x2="21.3cm" svg:y2="9.6cm">
          <text:p/>
        </draw:line>
        <draw:line draw:style-name="gr1" draw:text-style-name="P1" xml:id="id21" draw:id="id21" draw:layer="layout" svg:x1="21.3cm" svg:y1="8.4cm" svg:x2="23.2cm" svg:y2="8.4cm">
          <text:p/>
        </draw:line>
        <draw:line draw:style-name="gr1" draw:text-style-name="P1" xml:id="id22" draw:id="id22" draw:layer="layout" svg:x1="23.2cm" svg:y1="9.6cm" svg:x2="28.7cm" svg:y2="9.6cm">
          <text:p/>
        </draw:line>
        <draw:connector draw:style-name="gr2" draw:text-style-name="P2" draw:layer="layout" svg:x1="21.3cm" svg:y1="9.6cm" svg:x2="21.3cm" svg:y2="8.4cm" draw:start-shape="id20" draw:start-glue-point="1" draw:end-shape="id21" draw:end-glue-point="3" svg:d="M21300 9600v-1200" svg:viewBox="0 0 1 1201">
          <text:p/>
        </draw:connector>
        <draw:connector draw:style-name="gr2" draw:text-style-name="P2" draw:layer="layout" svg:x1="23.2cm" svg:y1="8.4cm" svg:x2="23.2cm" svg:y2="9.6cm" draw:start-shape="id21" draw:start-glue-point="1" draw:end-shape="id22" draw:end-glue-point="3" svg:d="M23200 8400v1200" svg:viewBox="0 0 1 1201">
          <text:p/>
        </draw:connector>
        <draw:frame draw:style-name="gr12" draw:text-style-name="P3" draw:layer="layout" svg:width="7.479cm" svg:height="1.047cm" svg:x="21.5cm" svg:y="7.361cm">
          <draw:text-box>
            <text:p><text:span text:style-name="T1">t</text:span><text:span text:style-name="T1">_</text:span><text:span text:style-name="T1">s</text:span><text:span text:style-name="T1">w</text:span><text:span text:style-name="T1">1</text:span><text:span text:style-name="T1"> </text:span><text:span text:style-name="T1">—</text:span><text:span text:style-name="T1"> </text:span><text:span text:style-name="T1">д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р</text:span><text:span text:style-name="T1">а</text:span><text:span text:style-name="T1">б</text:span><text:span text:style-name="T1">о</text:span><text:span text:style-name="T1">т</text:span><text:span text:style-name="T1">ы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ы</text:span></text:p>
            <text:p><text:span text:style-name="T1">о</text:span><text:span text:style-name="T1">б</text:span><text:span text:style-name="T1">р</text:span><text:span text:style-name="T1">а</text:span><text:span text:style-name="T1">б</text:span><text:span text:style-name="T1">о</text:span><text:span text:style-name="T1">т</text:span><text:span text:style-name="T1">к</text:span><text:span text:style-name="T1">и</text:span><text:span text:style-name="T1"> </text:span><text:span text:style-name="T1">и</text:span><text:span text:style-name="T1"> </text:span><text:span text:style-name="T1">п</text:span><text:span text:style-name="T1">е</text:span><text:span text:style-name="T1">р</text:span><text:span text:style-name="T1">е</text:span><text:span text:style-name="T1">д</text:span><text:span text:style-name="T1">а</text:span><text:span text:style-name="T1">ч</text:span><text:span text:style-name="T1">и</text:span><text:span text:style-name="T1"> </text:span><text:span text:style-name="T1">п</text:span><text:span text:style-name="T1">о</text:span><text:span text:style-name="T1">л</text:span><text:span text:style-name="T1">у</text:span><text:span text:style-name="T1">ч</text:span><text:span text:style-name="T1">е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/text:p>
          </draw:text-box>
        </draw:frame>
        <draw:connector draw:style-name="gr13" draw:text-style-name="P2" draw:layer="layout" svg:x1="23.2cm" svg:y1="2.7cm" svg:x2="23.2cm" svg:y2="8.4cm" draw:start-shape="id4" draw:start-glue-point="1" draw:end-shape="id21" draw:end-glue-point="1" svg:d="M23200 2700v5700" svg:viewBox="0 0 1 5701">
          <text:p/>
        </draw:connector>
        <draw:connector draw:style-name="gr13" draw:text-style-name="P2" draw:layer="layout" svg:x1="23.7cm" svg:y1="2.7cm" svg:x2="23.7cm" svg:y2="3.8cm" draw:start-shape="id6" draw:start-glue-point="3" draw:end-shape="id11" draw:end-glue-point="3" svg:d="M23700 2700v1100" svg:viewBox="0 0 1 1101">
          <text:p/>
        </draw:connector>
        <draw:connector draw:style-name="gr13" draw:text-style-name="P2" draw:layer="layout" draw:line-skew="0.501cm" svg:x1="9cm" svg:y1="5cm" svg:x2="9cm" svg:y2="6cm" draw:start-shape="id14" draw:start-glue-point="3" draw:end-shape="id16" draw:end-glue-point="3" svg:d="M9000 5000v1000" svg:viewBox="0 0 1 1001">
          <text:p/>
        </draw:connector>
        <draw:connector draw:style-name="gr13" draw:text-style-name="P2" draw:layer="layout" svg:x1="6.7cm" svg:y1="2.7cm" svg:x2="6.7cm" svg:y2="3.8cm" draw:start-shape="id3" draw:start-glue-point="3" draw:end-shape="id13" draw:end-glue-point="3" svg:d="M6700 2700v1100" svg:viewBox="0 0 1 1101">
          <text:p/>
        </draw:connector>
        <draw:connector draw:style-name="gr13" draw:text-style-name="P2" draw:layer="layout" svg:x1="21.3cm" svg:y1="7.2cm" svg:x2="21.3cm" svg:y2="8.4cm" draw:start-shape="id18" draw:start-glue-point="3" draw:end-shape="id21" draw:end-glue-point="3" svg:d="M21300 7200v1200" svg:viewBox="0 0 1 1201">
          <text:p/>
        </draw:connector>
        <draw:line draw:style-name="gr1" draw:text-style-name="P1" xml:id="id17" draw:id="id17" draw:layer="layout" svg:x1="18.3cm" svg:y1="6cm" svg:x2="21.3cm" svg:y2="6cm">
          <text:p/>
        </draw:line>
        <draw:connector draw:style-name="gr3" draw:text-style-name="P2" draw:layer="layout" svg:x1="11.8cm" svg:y1="6cm" svg:x2="18.3cm" svg:y2="6cm" draw:start-shape="id16" draw:start-glue-point="1" draw:end-shape="id17" draw:end-glue-point="3" svg:d="M11800 6000h6500" svg:viewBox="0 0 6501 1">
          <text:p/>
        </draw:connector>
        <draw:line draw:style-name="gr1" draw:text-style-name="P1" xml:id="id23" draw:id="id23" draw:layer="layout" svg:x1="4.9cm" svg:y1="9.6cm" svg:x2="10.5cm" svg:y2="9.6cm">
          <text:p/>
        </draw:line>
        <draw:connector draw:style-name="gr3" draw:text-style-name="P2" draw:layer="layout" svg:x1="10.5cm" svg:y1="9.6cm" svg:x2="18.3cm" svg:y2="9.6cm" draw:start-shape="id23" draw:start-glue-point="1" draw:end-shape="id20" draw:end-glue-point="3" svg:d="M10500 9600h7800" svg:viewBox="0 0 7801 1">
          <text:p/>
        </draw:connector>
        <draw:line draw:style-name="gr1" draw:text-style-name="P1" xml:id="id28" draw:id="id28" draw:layer="layout" svg:x1="5cm" svg:y1="11.6cm" svg:x2="9cm" svg:y2="11.6cm">
          <text:p/>
        </draw:line>
        <draw:line draw:style-name="gr1" draw:text-style-name="P1" xml:id="id24" draw:id="id24" draw:layer="layout" svg:x1="11.4cm" svg:y1="11.6cm" svg:x2="14.1cm" svg:y2="11.6cm">
          <text:p/>
        </draw:line>
        <draw:line draw:style-name="gr1" draw:text-style-name="P1" xml:id="id25" draw:id="id25" draw:layer="layout" svg:x1="22.1cm" svg:y1="11.6cm" svg:x2="26cm" svg:y2="11.6cm">
          <text:p/>
        </draw:line>
        <draw:connector draw:style-name="gr3" draw:text-style-name="P2" draw:layer="layout" svg:x1="14.1cm" svg:y1="11.6cm" svg:x2="22.1cm" svg:y2="11.6cm" draw:start-shape="id24" draw:start-glue-point="1" draw:end-shape="id25" draw:end-glue-point="3" svg:d="M14100 11600h8000" svg:viewBox="0 0 8001 1">
          <text:p/>
        </draw:connector>
        <draw:line draw:style-name="gr1" draw:text-style-name="P1" xml:id="id26" draw:id="id26" draw:layer="layout" svg:x1="26cm" svg:y1="10.4cm" svg:x2="28.3cm" svg:y2="10.4cm">
          <text:p/>
        </draw:line>
        <draw:line draw:style-name="gr1" draw:text-style-name="P1" xml:id="id27" draw:id="id27" draw:layer="layout" svg:x1="28.3cm" svg:y1="11.6cm" svg:x2="28.8cm" svg:y2="11.6cm">
          <text:p/>
        </draw:line>
        <draw:connector draw:style-name="gr2" draw:text-style-name="P2" draw:layer="layout" svg:x1="26cm" svg:y1="11.6cm" svg:x2="26cm" svg:y2="10.4cm" draw:start-shape="id25" draw:start-glue-point="1" draw:end-shape="id26" draw:end-glue-point="3" svg:d="M26000 11600v-1200" svg:viewBox="0 0 1 1201">
          <text:p/>
        </draw:connector>
        <draw:connector draw:style-name="gr2" draw:text-style-name="P2" draw:layer="layout" svg:x1="28.3cm" svg:y1="10.4cm" svg:x2="28.3cm" svg:y2="11.6cm" draw:start-shape="id26" draw:start-glue-point="1" draw:end-shape="id27" draw:end-glue-point="3" svg:d="M28300 10400v1200" svg:viewBox="0 0 1 1201">
          <text:p/>
        </draw:connector>
        <draw:line draw:style-name="gr1" draw:text-style-name="P1" xml:id="id29" draw:id="id29" draw:layer="layout" svg:x1="9cm" svg:y1="10.4cm" svg:x2="11.4cm" svg:y2="10.4cm">
          <text:p/>
        </draw:line>
        <draw:line draw:style-name="gr1" draw:text-style-name="P1" xml:id="id30" draw:id="id30" draw:layer="layout" svg:x1="11.4cm" svg:y1="11.6cm" svg:x2="11.8cm" svg:y2="11.6cm">
          <text:p/>
        </draw:line>
        <draw:connector draw:style-name="gr2" draw:text-style-name="P2" draw:layer="layout" svg:x1="9cm" svg:y1="11.6cm" svg:x2="9cm" svg:y2="10.4cm" draw:start-shape="id28" draw:start-glue-point="1" draw:end-shape="id29" draw:end-glue-point="3" svg:d="M9000 11600v-1200" svg:viewBox="0 0 1 1201">
          <text:p/>
        </draw:connector>
        <draw:connector draw:style-name="gr2" draw:text-style-name="P2" draw:layer="layout" svg:x1="11.4cm" svg:y1="10.4cm" svg:x2="11.4cm" svg:y2="11.6cm" draw:start-shape="id29" draw:start-glue-point="1" draw:end-shape="id30" draw:end-glue-point="3" svg:d="M11400 10400v1200" svg:viewBox="0 0 1 1201">
          <text:p/>
        </draw:connector>
        <draw:frame draw:style-name="gr14" draw:text-style-name="P3" draw:layer="layout" svg:width="9.299cm" svg:height="0.649cm" svg:x="9.7cm" svg:y="9.755cm">
          <draw:text-box>
            <text:p><text:span text:style-name="T1">t_p</text:span><text:span text:style-name="T1">wr </text:span><text:span text:style-name="T1">— </text:span><text:span text:style-name="T1">дл</text:span><text:span text:style-name="T1">ит</text:span><text:span text:style-name="T1">ел</text:span><text:span text:style-name="T1">ьн</text:span><text:span text:style-name="T1">ос</text:span><text:span text:style-name="T1">ть </text:span><text:span text:style-name="T1">вк</text:span><text:span text:style-name="T1">лю</text:span><text:span text:style-name="T1">че</text:span><text:span text:style-name="T1">ни</text:span><text:span text:style-name="T1">я </text:span><text:span text:style-name="T1">эн</text:span><text:span text:style-name="T1">ер</text:span><text:span text:style-name="T1">ги</text:span><text:span text:style-name="T1">и </text:span><text:span text:style-name="T1">из</text:span><text:span text:style-name="T1">лу</text:span><text:span text:style-name="T1">чат</text:span><text:span text:style-name="T1">ел</text:span><text:span text:style-name="T1">я</text:span></text:p>
          </draw:text-box>
        </draw:frame>
        <draw:frame draw:style-name="gr15" draw:text-style-name="P3" draw:layer="layout" svg:width="2.471cm" svg:height="0.649cm" svg:x="1.3cm" svg:y="10.5cm">
          <draw:text-box>
            <text:p><text:span text:style-name="T1">t_pwr = ? мс</text:span></text:p>
          </draw:text-box>
        </draw:frame>
        <draw:line draw:style-name="gr1" draw:text-style-name="P1" xml:id="id35" draw:id="id35" draw:layer="layout" svg:x1="5cm" svg:y1="14.3cm" svg:x2="9.4cm" svg:y2="14.3cm">
          <text:p/>
        </draw:line>
        <draw:line draw:style-name="gr1" draw:text-style-name="P1" xml:id="id31" draw:id="id31" draw:layer="layout" svg:x1="11.4cm" svg:y1="14.3cm" svg:x2="14.1cm" svg:y2="14.3cm">
          <text:p/>
        </draw:line>
        <draw:line draw:style-name="gr1" draw:text-style-name="P1" xml:id="id32" draw:id="id32" draw:layer="layout" svg:x1="22.1cm" svg:y1="14.3cm" svg:x2="26.4cm" svg:y2="14.3cm">
          <text:p/>
        </draw:line>
        <draw:connector draw:style-name="gr3" draw:text-style-name="P2" draw:layer="layout" svg:x1="14.1cm" svg:y1="14.3cm" svg:x2="22.1cm" svg:y2="14.3cm" draw:start-shape="id31" draw:start-glue-point="1" draw:end-shape="id32" draw:end-glue-point="3" svg:d="M14100 14300h8000" svg:viewBox="0 0 8001 1">
          <text:p/>
        </draw:connector>
        <draw:line draw:style-name="gr1" draw:text-style-name="P1" xml:id="id33" draw:id="id33" draw:layer="layout" svg:x1="26.4cm" svg:y1="13.1cm" svg:x2="27.986cm" svg:y2="13.1cm">
          <text:p/>
        </draw:line>
        <draw:line draw:style-name="gr1" draw:text-style-name="P1" xml:id="id34" draw:id="id34" draw:layer="layout" svg:x1="27.991cm" svg:y1="14.3cm" svg:x2="28.8cm" svg:y2="14.3cm">
          <text:p/>
        </draw:line>
        <draw:connector draw:style-name="gr2" draw:text-style-name="P2" draw:layer="layout" svg:x1="26.4cm" svg:y1="14.3cm" svg:x2="26.4cm" svg:y2="13.1cm" draw:start-shape="id32" draw:start-glue-point="1" draw:end-shape="id33" draw:end-glue-point="3" svg:d="M26400 14300v-1200" svg:viewBox="0 0 1 1201">
          <text:p/>
        </draw:connector>
        <draw:connector draw:style-name="gr2" draw:text-style-name="P2" draw:layer="layout" svg:x1="27.986cm" svg:y1="13.1cm" svg:x2="27.991cm" svg:y2="14.3cm" draw:start-shape="id33" draw:start-glue-point="1" draw:end-shape="id34" draw:end-glue-point="3" svg:d="M27986 13100v600h5v600" svg:viewBox="0 0 6 1201">
          <text:p/>
        </draw:connector>
        <draw:line draw:style-name="gr1" draw:text-style-name="P1" xml:id="id36" draw:id="id36" draw:layer="layout" svg:x1="9.4cm" svg:y1="13.1cm" svg:x2="11cm" svg:y2="13.1cm">
          <text:p/>
        </draw:line>
        <draw:line draw:style-name="gr1" draw:text-style-name="P1" xml:id="id37" draw:id="id37" draw:layer="layout" svg:x1="11cm" svg:y1="14.3cm" svg:x2="11.8cm" svg:y2="14.3cm">
          <text:p/>
        </draw:line>
        <draw:connector draw:style-name="gr2" draw:text-style-name="P2" draw:layer="layout" svg:x1="9.4cm" svg:y1="14.3cm" svg:x2="9.4cm" svg:y2="13.1cm" draw:start-shape="id35" draw:start-glue-point="1" draw:end-shape="id36" draw:end-glue-point="3" svg:d="M9400 14300v-1200" svg:viewBox="0 0 1 1201">
          <text:p/>
        </draw:connector>
        <draw:connector draw:style-name="gr2" draw:text-style-name="P2" draw:layer="layout" svg:x1="11cm" svg:y1="13.1cm" svg:x2="11cm" svg:y2="14.3cm" draw:start-shape="id36" draw:start-glue-point="1" draw:end-shape="id37" draw:end-glue-point="3" svg:d="M11000 13100v1200" svg:viewBox="0 0 1 1201">
          <text:p/>
        </draw:connector>
        <draw:frame draw:style-name="gr16" draw:text-style-name="P3" draw:layer="layout" svg:width="5.912cm" svg:height="0.649cm" svg:x="9.7cm" svg:y="12.455cm">
          <draw:text-box>
            <text:p><text:span text:style-name="T1">t</text:span><text:span text:style-name="T1">_</text:span><text:span text:style-name="T1">w</text:span><text:span text:style-name="T1">r</text:span><text:span text:style-name="T1">k</text:span><text:span text:style-name="T1"> </text:span><text:span text:style-name="T1">—</text:span><text:span text:style-name="T1"> </text:span><text:span text:style-name="T1">д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и</text:span><text:span text:style-name="T1">з</text:span><text:span text:style-name="T1">л</text:span><text:span text:style-name="T1">у</text:span><text:span text:style-name="T1">ч</text:span><text:span text:style-name="T1">е</text:span><text:span text:style-name="T1">н</text:span><text:span text:style-name="T1">и</text:span><text:span text:style-name="T1">я</text:span></text:p>
          </draw:text-box>
        </draw:frame>
        <draw:line draw:style-name="gr17" draw:text-style-name="P1" draw:layer="layout" svg:x1="9cm" svg:y1="11.6cm" svg:x2="9cm" svg:y2="14.3cm">
          <text:p/>
        </draw:line>
        <draw:line draw:style-name="gr17" draw:text-style-name="P1" draw:layer="layout" svg:x1="9.4cm" svg:y1="13.1cm" svg:x2="9.4cm" svg:y2="10.4cm">
          <text:p/>
        </draw:line>
        <draw:frame draw:style-name="gr18" draw:text-style-name="P5" draw:layer="layout" svg:width="5.798cm" svg:height="0.649cm" svg:x="9.329cm" svg:y="11.724cm">
          <draw:text-box>
            <text:p text:style-name="P4"><text:span text:style-name="T2">t_dt</text:span><text:span text:style-name="T2">0, </text:span><text:span text:style-name="T2">t_dt</text:span><text:span text:style-name="T2">1 </text:span><text:span text:style-name="T2">— </text:span><text:span text:style-name="T2">мер</text:span><text:span text:style-name="T2">тво</text:span><text:span text:style-name="T2">е </text:span><text:span text:style-name="T2">вре</text:span><text:span text:style-name="T2">мя </text:span><text:span text:style-name="T2">изл</text:span><text:span text:style-name="T2">уче</text:span><text:span text:style-name="T2">ния</text:span></text:p>
          </draw:text-box>
        </draw:frame>
        <draw:measure draw:style-name="gr19" draw:text-style-name="P6" draw:layer="measurelines" svg:x1="9cm" svg:y1="12.541cm" svg:x2="9.4cm" svg:y2="12.541cm">
          <text:p text:style-name="P6"/>
        </draw:measure>
        <draw:line draw:style-name="gr17" draw:text-style-name="P1" draw:layer="layout" svg:x1="11cm" svg:y1="13.1cm" svg:x2="11cm" svg:y2="10.4cm">
          <text:p/>
        </draw:line>
        <draw:line draw:style-name="gr17" draw:text-style-name="P1" draw:layer="layout" svg:x1="11.4cm" svg:y1="11.6cm" svg:x2="11.4cm" svg:y2="14.3cm">
          <text:p/>
        </draw:line>
        <draw:measure draw:style-name="gr20" draw:text-style-name="P6" draw:layer="layout" svg:x1="11cm" svg:y1="12.541cm" svg:x2="11.4cm" svg:y2="12.541cm">
          <text:p/>
        </draw:measure>
        <draw:frame draw:style-name="gr15" draw:text-style-name="P3" draw:layer="layout" svg:width="2.471cm" svg:height="0.649cm" svg:x="1.301cm" svg:y="12.401cm">
          <draw:text-box>
            <text:p><text:span text:style-name="T1">t_dt0 = ? мс</text:span></text:p>
          </draw:text-box>
        </draw:frame>
        <draw:frame draw:style-name="gr15" draw:text-style-name="P3" draw:layer="layout" svg:width="2.471cm" svg:height="0.649cm" svg:x="1.301cm" svg:y="13.301cm">
          <draw:text-box>
            <text:p><text:span text:style-name="T1">t_dt1 = ? мс</text:span></text:p>
          </draw:text-box>
        </draw:frame>
        <draw:connector draw:style-name="gr21" draw:text-style-name="P2" draw:layer="layout" svg:x1="9cm" svg:y1="7.2cm" svg:x2="9cm" svg:y2="10.4cm" draw:start-shape="id15" draw:start-glue-point="1" draw:end-shape="id29" svg:d="M9000 7200v3200" svg:viewBox="0 0 1 3201">
          <text:p/>
        </draw:connector>
        <draw:line draw:style-name="gr1" draw:text-style-name="P1" xml:id="id39" draw:id="id39" draw:layer="layout" svg:x1="5cm" svg:y1="15.8cm" svg:x2="9.4cm" svg:y2="15.8cm">
          <text:p/>
        </draw:line>
        <draw:line draw:style-name="gr1" draw:text-style-name="P1" xml:id="id38" draw:id="id38" draw:layer="layout" svg:x1="11.4cm" svg:y1="15.8cm" svg:x2="14.1cm" svg:y2="15.8cm">
          <text:p/>
        </draw:line>
        <draw:connector draw:style-name="gr3" draw:text-style-name="P2" draw:layer="layout" svg:x1="14.1cm" svg:y1="15.8cm" svg:x2="22.1cm" svg:y2="15.8cm" draw:start-shape="id38" draw:start-glue-point="1" svg:d="M14100 15800h8000" svg:viewBox="0 0 8001 1">
          <text:p/>
        </draw:connector>
        <draw:line draw:style-name="gr1" draw:text-style-name="P1" xml:id="id40" draw:id="id40" draw:layer="layout" svg:x1="9.4cm" svg:y1="14.6cm" svg:x2="9.757cm" svg:y2="14.6cm">
          <text:p/>
        </draw:line>
        <draw:line draw:style-name="gr1" draw:text-style-name="P1" draw:layer="layout" svg:x1="11cm" svg:y1="15.8cm" svg:x2="11.8cm" svg:y2="15.8cm">
          <text:p/>
        </draw:line>
        <draw:connector draw:style-name="gr2" draw:text-style-name="P2" draw:layer="layout" svg:x1="9.4cm" svg:y1="15.8cm" svg:x2="9.4cm" svg:y2="14.6cm" draw:start-shape="id39" draw:start-glue-point="1" draw:end-shape="id40" draw:end-glue-point="3" svg:d="M9400 15800v-1200" svg:viewBox="0 0 1 1201">
          <text:p/>
        </draw:connector>
        <draw:connector draw:style-name="gr2" draw:text-style-name="P2" draw:layer="layout" svg:x1="9.757cm" svg:y1="14.6cm" svg:x2="9.76cm" svg:y2="15.804cm" draw:start-shape="id40" draw:start-glue-point="1" draw:end-shape="id41" draw:end-glue-point="3" svg:d="M9757 14600v602h3v602" svg:viewBox="0 0 4 1205">
          <text:p/>
        </draw:connector>
        <draw:line draw:style-name="gr1" draw:text-style-name="P1" xml:id="id41" draw:id="id41" draw:layer="layout" svg:x1="9.76cm" svg:y1="15.804cm" svg:x2="9.998cm" svg:y2="15.804cm">
          <text:p/>
        </draw:line>
        <draw:line draw:style-name="gr1" draw:text-style-name="P1" xml:id="id42" draw:id="id42" draw:layer="layout" svg:x1="10cm" svg:y1="14.6cm" svg:x2="10.373cm" svg:y2="14.6cm">
          <text:p/>
        </draw:line>
        <draw:connector draw:style-name="gr2" draw:text-style-name="P2" draw:layer="layout" svg:x1="9.998cm" svg:y1="15.804cm" svg:x2="10cm" svg:y2="14.6cm" draw:start-shape="id41" draw:start-glue-point="1" draw:end-shape="id42" draw:end-glue-point="3" svg:d="M9998 15804v-602h2v-602" svg:viewBox="0 0 3 1205">
          <text:p/>
        </draw:connector>
        <draw:connector draw:style-name="gr2" draw:text-style-name="P2" draw:layer="layout" svg:x1="10.373cm" svg:y1="14.6cm" svg:x2="10.373cm" svg:y2="15.799cm" draw:start-shape="id42" draw:start-glue-point="1" draw:end-shape="id43" draw:end-glue-point="3" svg:d="M10373 14600v1199" svg:viewBox="0 0 1 1200">
          <text:p/>
        </draw:connector>
        <draw:line draw:style-name="gr1" draw:text-style-name="P1" xml:id="id43" draw:id="id43" draw:layer="layout" svg:x1="10.373cm" svg:y1="15.801cm" svg:x2="10.633cm" svg:y2="15.798cm">
          <text:p/>
        </draw:line>
        <draw:line draw:style-name="gr1" draw:text-style-name="P1" xml:id="id44" draw:id="id44" draw:layer="layout" svg:x1="10.635cm" svg:y1="14.595cm" svg:x2="10.992cm" svg:y2="14.595cm">
          <text:p/>
        </draw:line>
        <draw:connector draw:style-name="gr2" draw:text-style-name="P2" draw:layer="layout" svg:x1="10.633cm" svg:y1="15.799cm" svg:x2="10.635cm" svg:y2="14.595cm" draw:start-shape="id43" draw:start-glue-point="1" draw:end-shape="id44" draw:end-glue-point="3" svg:d="M10633 15799v-602h2v-602" svg:viewBox="0 0 3 1205">
          <text:p/>
        </draw:connector>
        <draw:connector draw:style-name="gr2" draw:text-style-name="P2" draw:layer="layout" svg:x1="10.992cm" svg:y1="14.595cm" svg:x2="10.992cm" svg:y2="15.8cm" draw:start-shape="id44" draw:start-glue-point="1" draw:end-shape="id45" draw:end-glue-point="3" svg:d="M10992 14595v1205" svg:viewBox="0 0 1 1206">
          <text:p/>
        </draw:connector>
        <draw:line draw:style-name="gr1" draw:text-style-name="P1" xml:id="id45" draw:id="id45" draw:layer="layout" svg:x1="10.992cm" svg:y1="15.8cm" svg:x2="11.194cm" svg:y2="15.8cm">
          <text:p/>
        </draw:line>
        <draw:line draw:style-name="gr17" draw:text-style-name="P1" draw:layer="layout" svg:x1="10.998cm" svg:y1="14.301cm" svg:x2="10.998cm" svg:y2="14.609cm">
          <text:p/>
        </draw:line>
        <draw:line draw:style-name="gr17" draw:text-style-name="P1" draw:layer="layout" svg:x1="9cm" svg:y1="11.6cm" svg:x2="9cm" svg:y2="14.3cm">
          <text:p/>
        </draw:line>
        <draw:connector draw:style-name="gr21" draw:text-style-name="P2" draw:layer="layout" draw:line-skew="-0.859cm 0.672cm" svg:x1="9.4cm" svg:y1="14.3cm" svg:x2="9.4cm" svg:y2="14.6cm" draw:start-shape="id35" draw:start-glue-point="1" draw:end-shape="id40" draw:end-glue-point="3" svg:d="M9400 14300h-1v171h1v129" svg:viewBox="0 0 2 301">
          <text:p/>
        </draw:connector>
        <draw:line draw:style-name="gr1" draw:text-style-name="P1" xml:id="id46" draw:id="id46" draw:layer="layout" svg:x1="22cm" svg:y1="15.801cm" svg:x2="26.4cm" svg:y2="15.801cm">
          <text:p/>
        </draw:line>
        <draw:line draw:style-name="gr1" draw:text-style-name="P1" xml:id="id47" draw:id="id47" draw:layer="layout" svg:x1="26.4cm" svg:y1="14.601cm" svg:x2="26.757cm" svg:y2="14.601cm">
          <text:p/>
        </draw:line>
        <draw:line draw:style-name="gr1" draw:text-style-name="P1" draw:layer="layout" svg:x1="28cm" svg:y1="15.801cm" svg:x2="28.8cm" svg:y2="15.801cm">
          <text:p/>
        </draw:line>
        <draw:connector draw:style-name="gr2" draw:text-style-name="P2" draw:layer="layout" svg:x1="26.4cm" svg:y1="15.801cm" svg:x2="26.4cm" svg:y2="14.601cm" draw:start-shape="id46" draw:start-glue-point="1" draw:end-shape="id47" draw:end-glue-point="3" svg:d="M26400 15801v-1200" svg:viewBox="0 0 1 1201">
          <text:p/>
        </draw:connector>
        <draw:connector draw:style-name="gr2" draw:text-style-name="P2" draw:layer="layout" svg:x1="26.757cm" svg:y1="14.601cm" svg:x2="26.76cm" svg:y2="15.805cm" draw:start-shape="id47" draw:start-glue-point="1" draw:end-shape="id48" draw:end-glue-point="3" svg:d="M26757 14601v602h3v602" svg:viewBox="0 0 4 1205">
          <text:p/>
        </draw:connector>
        <draw:line draw:style-name="gr1" draw:text-style-name="P1" xml:id="id48" draw:id="id48" draw:layer="layout" svg:x1="26.76cm" svg:y1="15.805cm" svg:x2="26.998cm" svg:y2="15.805cm">
          <text:p/>
        </draw:line>
        <draw:line draw:style-name="gr1" draw:text-style-name="P1" xml:id="id49" draw:id="id49" draw:layer="layout" svg:x1="27cm" svg:y1="14.601cm" svg:x2="27.373cm" svg:y2="14.601cm">
          <text:p/>
        </draw:line>
        <draw:connector draw:style-name="gr2" draw:text-style-name="P2" draw:layer="layout" svg:x1="26.998cm" svg:y1="15.805cm" svg:x2="27cm" svg:y2="14.601cm" draw:start-shape="id48" draw:start-glue-point="1" draw:end-shape="id49" draw:end-glue-point="3" svg:d="M26998 15805v-602h2v-602" svg:viewBox="0 0 3 1205">
          <text:p/>
        </draw:connector>
        <draw:connector draw:style-name="gr2" draw:text-style-name="P2" draw:layer="layout" svg:x1="27.373cm" svg:y1="14.601cm" svg:x2="27.373cm" svg:y2="15.8cm" draw:start-shape="id49" draw:start-glue-point="1" draw:end-shape="id50" draw:end-glue-point="3" svg:d="M27373 14601v1199" svg:viewBox="0 0 1 1200">
          <text:p/>
        </draw:connector>
        <draw:line draw:style-name="gr1" draw:text-style-name="P1" xml:id="id50" draw:id="id50" draw:layer="layout" svg:x1="27.373cm" svg:y1="15.802cm" svg:x2="27.633cm" svg:y2="15.799cm">
          <text:p/>
        </draw:line>
        <draw:line draw:style-name="gr1" draw:text-style-name="P1" xml:id="id51" draw:id="id51" draw:layer="layout" svg:x1="27.635cm" svg:y1="14.596cm" svg:x2="27.992cm" svg:y2="14.596cm">
          <text:p/>
        </draw:line>
        <draw:connector draw:style-name="gr2" draw:text-style-name="P2" draw:layer="layout" svg:x1="27.633cm" svg:y1="15.8cm" svg:x2="27.635cm" svg:y2="14.596cm" draw:start-shape="id50" draw:start-glue-point="1" draw:end-shape="id51" draw:end-glue-point="3" svg:d="M27633 15800v-602h2v-602" svg:viewBox="0 0 3 1205">
          <text:p/>
        </draw:connector>
        <draw:connector draw:style-name="gr2" draw:text-style-name="P2" draw:layer="layout" svg:x1="27.992cm" svg:y1="14.596cm" svg:x2="27.992cm" svg:y2="15.801cm" draw:start-shape="id51" draw:start-glue-point="1" draw:end-shape="id52" draw:end-glue-point="3" svg:d="M27992 14596v1205" svg:viewBox="0 0 1 1206">
          <text:p/>
        </draw:connector>
        <draw:line draw:style-name="gr1" draw:text-style-name="P1" xml:id="id52" draw:id="id52" draw:layer="layout" svg:x1="27.992cm" svg:y1="15.801cm" svg:x2="28.194cm" svg:y2="15.801cm">
          <text:p/>
        </draw:line>
        <draw:line draw:style-name="gr1" draw:text-style-name="P1" xml:id="id54" draw:id="id54" draw:layer="layout" svg:x1="5cm" svg:y1="16.2cm" svg:x2="9.46cm" svg:y2="16.2cm">
          <text:p/>
        </draw:line>
        <draw:line draw:style-name="gr1" draw:text-style-name="P1" xml:id="id53" draw:id="id53" draw:layer="layout" svg:x1="11.4cm" svg:y1="16.2cm" svg:x2="14.1cm" svg:y2="16.2cm">
          <text:p/>
        </draw:line>
        <draw:connector draw:style-name="gr3" draw:text-style-name="P2" draw:layer="layout" svg:x1="14.1cm" svg:y1="16.2cm" svg:x2="22.1cm" svg:y2="16.2cm" draw:start-shape="id53" draw:start-glue-point="1" svg:d="M14100 16200h8000" svg:viewBox="0 0 8001 1">
          <text:p/>
        </draw:connector>
        <draw:line draw:style-name="gr1" draw:text-style-name="P1" xml:id="id55" draw:id="id55" draw:layer="layout" svg:x1="9.46cm" svg:y1="17.4cm" svg:x2="9.689cm" svg:y2="17.4cm">
          <text:p/>
        </draw:line>
        <draw:line draw:style-name="gr1" draw:text-style-name="P1" xml:id="id60" draw:id="id60" draw:layer="layout" svg:x1="10.954cm" svg:y1="16.2cm" svg:x2="11.8cm" svg:y2="16.2cm">
          <text:p/>
        </draw:line>
        <draw:connector draw:style-name="gr2" draw:text-style-name="P2" draw:layer="layout" svg:x1="9.46cm" svg:y1="16.2cm" svg:x2="9.46cm" svg:y2="17.4cm" draw:start-shape="id54" draw:start-glue-point="1" draw:end-shape="id55" draw:end-glue-point="3" svg:d="M9460 16200v1200" svg:viewBox="0 0 1 1201">
          <text:p/>
        </draw:connector>
        <draw:connector draw:style-name="gr2" draw:text-style-name="P2" draw:layer="layout" svg:x1="9.689cm" svg:y1="17.4cm" svg:x2="9.689cm" svg:y2="16.196cm" draw:start-shape="id55" draw:start-glue-point="1" draw:end-shape="id56" draw:end-glue-point="3" svg:d="M9689 17400v-1204" svg:viewBox="0 0 1 1205">
          <text:p/>
        </draw:connector>
        <draw:line draw:style-name="gr1" draw:text-style-name="P1" xml:id="id56" draw:id="id56" draw:layer="layout" svg:x1="9.689cm" svg:y1="16.196cm" svg:x2="10.065cm" svg:y2="16.196cm">
          <text:p/>
        </draw:line>
        <draw:line draw:style-name="gr1" draw:text-style-name="P1" xml:id="id57" draw:id="id57" draw:layer="layout" svg:x1="10.065cm" svg:y1="17.4cm" svg:x2="10.318cm" svg:y2="17.4cm">
          <text:p/>
        </draw:line>
        <draw:connector draw:style-name="gr2" draw:text-style-name="P2" draw:layer="layout" svg:x1="10.065cm" svg:y1="16.196cm" svg:x2="10.065cm" svg:y2="17.4cm" draw:start-shape="id56" draw:start-glue-point="1" draw:end-shape="id57" draw:end-glue-point="3" svg:d="M10065 16196v1204" svg:viewBox="0 0 1 1205">
          <text:p/>
        </draw:connector>
        <draw:connector draw:style-name="gr2" draw:text-style-name="P2" draw:layer="layout" svg:x1="10.318cm" svg:y1="17.4cm" svg:x2="10.313cm" svg:y2="16.2cm" draw:start-shape="id57" draw:start-glue-point="1" draw:end-shape="id58" draw:end-glue-point="3" svg:d="M10318 17400v-599h-5v-601" svg:viewBox="0 0 6 1201">
          <text:p/>
        </draw:connector>
        <draw:line draw:style-name="gr1" draw:text-style-name="P1" xml:id="id58" draw:id="id58" draw:layer="layout" svg:x1="10.313cm" svg:y1="16.199cm" svg:x2="10.682cm" svg:y2="16.202cm">
          <text:p/>
        </draw:line>
        <draw:line draw:style-name="gr1" draw:text-style-name="P1" xml:id="id59" draw:id="id59" draw:layer="layout" svg:x1="10.688cm" svg:y1="17.405cm" svg:x2="10.955cm" svg:y2="17.405cm">
          <text:p/>
        </draw:line>
        <draw:connector draw:style-name="gr2" draw:text-style-name="P2" draw:layer="layout" svg:x1="10.682cm" svg:y1="16.2cm" svg:x2="10.688cm" svg:y2="17.405cm" draw:start-shape="id58" draw:start-glue-point="1" draw:end-shape="id59" draw:end-glue-point="3" svg:d="M10682 16200v604h6v601" svg:viewBox="0 0 7 1206">
          <text:p/>
        </draw:connector>
        <draw:connector draw:style-name="gr2" draw:text-style-name="P2" draw:layer="layout" svg:x1="10.955cm" svg:y1="17.405cm" svg:x2="10.954cm" svg:y2="16.2cm" draw:start-shape="id59" draw:start-glue-point="1" draw:end-shape="id60" draw:end-glue-point="3" svg:d="M10955 17405v-602h-1v-603" svg:viewBox="0 0 2 1206">
          <text:p/>
        </draw:connector>
        <draw:line draw:style-name="gr1" draw:text-style-name="P1" xml:id="id61" draw:id="id61" draw:layer="layout" svg:x1="22cm" svg:y1="16.199cm" svg:x2="26.4cm" svg:y2="16.199cm">
          <text:p/>
        </draw:line>
        <draw:line draw:style-name="gr1" draw:text-style-name="P1" xml:id="id62" draw:id="id62" draw:layer="layout" svg:x1="26.4cm" svg:y1="17.399cm" svg:x2="26.757cm" svg:y2="17.399cm">
          <text:p/>
        </draw:line>
        <draw:line draw:style-name="gr1" draw:text-style-name="P1" draw:layer="layout" svg:x1="28cm" svg:y1="16.199cm" svg:x2="28.8cm" svg:y2="16.199cm">
          <text:p/>
        </draw:line>
        <draw:connector draw:style-name="gr2" draw:text-style-name="P2" draw:layer="layout" svg:x1="26.4cm" svg:y1="16.199cm" svg:x2="26.4cm" svg:y2="17.399cm" draw:start-shape="id61" draw:start-glue-point="1" draw:end-shape="id62" draw:end-glue-point="3" svg:d="M26400 16199v1200" svg:viewBox="0 0 1 1201">
          <text:p/>
        </draw:connector>
        <draw:connector draw:style-name="gr2" draw:text-style-name="P2" draw:layer="layout" svg:x1="26.757cm" svg:y1="17.399cm" svg:x2="26.76cm" svg:y2="16.195cm" draw:start-shape="id62" draw:start-glue-point="1" draw:end-shape="id63" draw:end-glue-point="3" svg:d="M26757 17399v-602h3v-602" svg:viewBox="0 0 4 1205">
          <text:p/>
        </draw:connector>
        <draw:line draw:style-name="gr1" draw:text-style-name="P1" xml:id="id63" draw:id="id63" draw:layer="layout" svg:x1="26.76cm" svg:y1="16.195cm" svg:x2="26.998cm" svg:y2="16.195cm">
          <text:p/>
        </draw:line>
        <draw:line draw:style-name="gr1" draw:text-style-name="P1" xml:id="id64" draw:id="id64" draw:layer="layout" svg:x1="27cm" svg:y1="17.399cm" svg:x2="27.373cm" svg:y2="17.399cm">
          <text:p/>
        </draw:line>
        <draw:connector draw:style-name="gr2" draw:text-style-name="P2" draw:layer="layout" svg:x1="26.998cm" svg:y1="16.195cm" svg:x2="27cm" svg:y2="17.399cm" draw:start-shape="id63" draw:start-glue-point="1" draw:end-shape="id64" draw:end-glue-point="3" svg:d="M26998 16195v602h2v602" svg:viewBox="0 0 3 1205">
          <text:p/>
        </draw:connector>
        <draw:connector draw:style-name="gr2" draw:text-style-name="P2" draw:layer="layout" svg:x1="27.373cm" svg:y1="17.399cm" svg:x2="27.373cm" svg:y2="16.199cm" draw:start-shape="id64" draw:start-glue-point="1" draw:end-shape="id65" draw:end-glue-point="3" svg:d="M27373 17399v-1200" svg:viewBox="0 0 1 1201">
          <text:p/>
        </draw:connector>
        <draw:line draw:style-name="gr1" draw:text-style-name="P1" xml:id="id65" draw:id="id65" draw:layer="layout" svg:x1="27.373cm" svg:y1="16.198cm" svg:x2="27.633cm" svg:y2="16.201cm">
          <text:p/>
        </draw:line>
        <draw:line draw:style-name="gr1" draw:text-style-name="P1" xml:id="id66" draw:id="id66" draw:layer="layout" svg:x1="27.635cm" svg:y1="17.404cm" svg:x2="27.992cm" svg:y2="17.404cm">
          <text:p/>
        </draw:line>
        <draw:connector draw:style-name="gr2" draw:text-style-name="P2" draw:layer="layout" svg:x1="27.633cm" svg:y1="16.199cm" svg:x2="27.635cm" svg:y2="17.404cm" draw:start-shape="id65" draw:start-glue-point="1" draw:end-shape="id66" draw:end-glue-point="3" svg:d="M27633 16199v604h2v601" svg:viewBox="0 0 3 1206">
          <text:p/>
        </draw:connector>
        <draw:connector draw:style-name="gr2" draw:text-style-name="P2" draw:layer="layout" svg:x1="27.992cm" svg:y1="17.404cm" svg:x2="27.992cm" svg:y2="16.199cm" draw:start-shape="id66" draw:start-glue-point="1" draw:end-shape="id67" draw:end-glue-point="3" svg:d="M27992 17404v-1205" svg:viewBox="0 0 1 1206">
          <text:p/>
        </draw:connector>
        <draw:line draw:style-name="gr1" draw:text-style-name="P1" xml:id="id67" draw:id="id67" draw:layer="layout" svg:x1="27.992cm" svg:y1="16.199cm" svg:x2="28.194cm" svg:y2="16.199cm">
          <text:p/>
        </draw:line>
        <draw:line draw:style-name="gr17" draw:text-style-name="P1" draw:layer="layout" svg:x1="9.4cm" svg:y1="15.795cm" svg:x2="9.4cm" svg:y2="17.408cm">
          <text:p/>
        </draw:line>
        <draw:line draw:style-name="gr17" draw:text-style-name="P1" draw:layer="layout" svg:x1="9.761cm" svg:y1="15.796cm" svg:x2="9.761cm" svg:y2="17.409cm">
          <text:p/>
        </draw:line>
        <draw:line draw:style-name="gr17" draw:text-style-name="P1" draw:layer="layout" svg:x1="10.374cm" svg:y1="15.796cm" svg:x2="10.374cm" svg:y2="17.409cm">
          <text:p/>
        </draw:line>
        <draw:line draw:style-name="gr17" draw:text-style-name="P1" draw:layer="layout" svg:x1="9.999cm" svg:y1="15.796cm" svg:x2="9.999cm" svg:y2="17.409cm">
          <text:p/>
        </draw:line>
        <draw:line draw:style-name="gr17" draw:text-style-name="P1" draw:layer="layout" svg:x1="10.635cm" svg:y1="15.796cm" svg:x2="10.635cm" svg:y2="17.409cm">
          <text:p/>
        </draw:line>
        <draw:line draw:style-name="gr17" draw:text-style-name="P1" draw:layer="layout" svg:x1="10.992cm" svg:y1="15.796cm" svg:x2="10.992cm" svg:y2="17.409cm">
          <text:p/>
        </draw:line>
        <draw:measure draw:style-name="gr22" draw:text-style-name="P6" draw:layer="measurelines" svg:x1="9.4cm" svg:y1="17.295cm" svg:x2="9.463cm" svg:y2="17.295cm">
          <text:p text:style-name="P6"/>
        </draw:measure>
        <draw:line draw:style-name="gr17" draw:text-style-name="P1" draw:layer="layout" svg:x1="9.4cm" svg:y1="15.796cm" svg:x2="9.4cm" svg:y2="17.409cm">
          <text:p/>
        </draw:line>
        <draw:frame draw:style-name="gr18" draw:text-style-name="P5" draw:layer="layout" svg:width="4.831cm" svg:height="0.649cm" svg:x="4.529cm" svg:y="16.425cm">
          <draw:text-box>
            <text:p text:style-name="P4"><text:span text:style-name="T2">t_dt</text:span><text:span text:style-name="T2">i — </text:span><text:span text:style-name="T2">мер</text:span><text:span text:style-name="T2">тво</text:span><text:span text:style-name="T2">е </text:span><text:span text:style-name="T2">вре</text:span><text:span text:style-name="T2">мя </text:span><text:span text:style-name="T2">им</text:span><text:span text:style-name="T2">пул</text:span><text:span text:style-name="T2">ьса</text:span></text:p>
          </draw:text-box>
        </draw:frame>
        <draw:line draw:style-name="gr1" draw:text-style-name="P1" xml:id="id70" draw:id="id70" draw:layer="layout" svg:x1="5cm" svg:y1="19.4cm" svg:x2="9.406cm" svg:y2="19.4cm">
          <text:p/>
        </draw:line>
        <draw:connector draw:style-name="gr3" draw:text-style-name="P2" draw:layer="layout" svg:x1="11.083cm" svg:y1="19.4cm" svg:x2="18.912cm" svg:y2="19.4cm" draw:start-shape="id68" draw:start-glue-point="1" draw:end-shape="id69" draw:end-glue-point="3" svg:d="M11083 19400h7829" svg:viewBox="0 0 7830 1">
          <text:p/>
        </draw:connector>
        <draw:line draw:style-name="gr1" draw:text-style-name="P1" xml:id="id71" draw:id="id71" draw:layer="layout" svg:x1="9.406cm" svg:y1="18.2cm" svg:x2="9.858cm" svg:y2="18.2cm">
          <text:p/>
        </draw:line>
        <draw:line draw:style-name="gr1" draw:text-style-name="P1" xml:id="id68" draw:id="id68" draw:layer="layout" svg:x1="10.738cm" svg:y1="19.4cm" svg:x2="11.083cm" svg:y2="19.4cm">
          <text:p/>
        </draw:line>
        <draw:connector draw:style-name="gr2" draw:text-style-name="P2" draw:layer="layout" svg:x1="9.406cm" svg:y1="19.4cm" svg:x2="9.406cm" svg:y2="18.2cm" draw:start-shape="id70" draw:start-glue-point="1" draw:end-shape="id71" draw:end-glue-point="3" svg:d="M9406 19400v-1200" svg:viewBox="0 0 1 1201">
          <text:p/>
        </draw:connector>
        <draw:connector draw:style-name="gr2" draw:text-style-name="P2" draw:layer="layout" svg:x1="9.858cm" svg:y1="18.2cm" svg:x2="9.858cm" svg:y2="19.404cm" draw:start-shape="id71" draw:start-glue-point="1" draw:end-shape="id72" draw:end-glue-point="3" svg:d="M9858 18200v1204" svg:viewBox="0 0 1 1205">
          <text:p/>
        </draw:connector>
        <draw:line draw:style-name="gr1" draw:text-style-name="P1" xml:id="id72" draw:id="id72" draw:layer="layout" svg:x1="9.858cm" svg:y1="19.404cm" svg:x2="10.301cm" svg:y2="19.404cm">
          <text:p/>
        </draw:line>
        <draw:line draw:style-name="gr1" draw:text-style-name="P1" xml:id="id73" draw:id="id73" draw:layer="layout" svg:x1="10.301cm" svg:y1="18.2cm" svg:x2="10.738cm" svg:y2="18.2cm">
          <text:p/>
        </draw:line>
        <draw:connector draw:style-name="gr2" draw:text-style-name="P2" draw:layer="layout" svg:x1="10.301cm" svg:y1="19.404cm" svg:x2="10.301cm" svg:y2="18.2cm" draw:start-shape="id72" draw:start-glue-point="1" draw:end-shape="id73" draw:end-glue-point="3" svg:d="M10301 19404v-1204" svg:viewBox="0 0 1 1205">
          <text:p/>
        </draw:connector>
        <draw:connector draw:style-name="gr2" draw:text-style-name="P2" draw:layer="layout" svg:x1="10.738cm" svg:y1="18.2cm" svg:x2="10.738cm" svg:y2="19.4cm" draw:start-shape="id73" draw:start-glue-point="1" draw:end-shape="id68" draw:end-glue-point="3" svg:d="M10738 18200v1200" svg:viewBox="0 0 1 1201">
          <text:p/>
        </draw:connector>
        <draw:line draw:style-name="gr1" draw:text-style-name="P1" xml:id="id69" draw:id="id69" draw:layer="layout" svg:x1="18.912cm" svg:y1="19.4cm" svg:x2="19.507cm" svg:y2="19.4cm">
          <text:p/>
        </draw:line>
        <draw:line draw:style-name="gr1" draw:text-style-name="P1" xml:id="id74" draw:id="id74" draw:layer="layout" svg:x1="19.507cm" svg:y1="18.2cm" svg:x2="19.959cm" svg:y2="18.2cm">
          <text:p/>
        </draw:line>
        <draw:line draw:style-name="gr1" draw:text-style-name="P1" xml:id="id77" draw:id="id77" draw:layer="layout" svg:x1="20.839cm" svg:y1="19.4cm" svg:x2="26.402cm" svg:y2="19.4cm">
          <text:p/>
        </draw:line>
        <draw:connector draw:style-name="gr2" draw:text-style-name="P2" draw:layer="layout" svg:x1="19.507cm" svg:y1="19.4cm" svg:x2="19.507cm" svg:y2="18.2cm" draw:start-shape="id69" draw:start-glue-point="1" draw:end-shape="id74" draw:end-glue-point="3" svg:d="M19507 19400v-1200" svg:viewBox="0 0 1 1201">
          <text:p/>
        </draw:connector>
        <draw:connector draw:style-name="gr2" draw:text-style-name="P2" draw:layer="layout" svg:x1="19.959cm" svg:y1="18.2cm" svg:x2="19.959cm" svg:y2="19.404cm" draw:start-shape="id74" draw:start-glue-point="1" draw:end-shape="id75" draw:end-glue-point="3" svg:d="M19959 18200v1204" svg:viewBox="0 0 1 1205">
          <text:p/>
        </draw:connector>
        <draw:line draw:style-name="gr1" draw:text-style-name="P1" xml:id="id75" draw:id="id75" draw:layer="layout" svg:x1="19.959cm" svg:y1="19.404cm" svg:x2="20.402cm" svg:y2="19.404cm">
          <text:p/>
        </draw:line>
        <draw:line draw:style-name="gr1" draw:text-style-name="P1" xml:id="id76" draw:id="id76" draw:layer="layout" svg:x1="20.402cm" svg:y1="18.2cm" svg:x2="20.839cm" svg:y2="18.2cm">
          <text:p/>
        </draw:line>
        <draw:connector draw:style-name="gr2" draw:text-style-name="P2" draw:layer="layout" svg:x1="20.402cm" svg:y1="19.404cm" svg:x2="20.402cm" svg:y2="18.2cm" draw:start-shape="id75" draw:start-glue-point="1" draw:end-shape="id76" draw:end-glue-point="3" svg:d="M20402 19404v-1204" svg:viewBox="0 0 1 1205">
          <text:p/>
        </draw:connector>
        <draw:connector draw:style-name="gr2" draw:text-style-name="P2" draw:layer="layout" svg:x1="20.839cm" svg:y1="18.2cm" svg:x2="20.839cm" svg:y2="19.4cm" draw:start-shape="id76" draw:start-glue-point="1" draw:end-shape="id77" draw:end-glue-point="3" svg:d="M20839 18200v1200" svg:viewBox="0 0 1 1201">
          <text:p/>
        </draw:connector>
        <draw:line draw:style-name="gr17" draw:text-style-name="P1" draw:layer="layout" svg:x1="21.266cm" svg:y1="9.49cm" svg:x2="21.266cm" svg:y2="19.352cm">
          <text:p/>
        </draw:line>
        <draw:line draw:style-name="gr1" draw:text-style-name="P1" xml:id="id78" draw:id="id78" draw:layer="layout" svg:x1="26.407cm" svg:y1="18.2cm" svg:x2="26.859cm" svg:y2="18.2cm">
          <text:p/>
        </draw:line>
        <draw:connector draw:style-name="gr2" draw:text-style-name="P2" draw:layer="layout" svg:x1="26.407cm" svg:y1="19.4cm" svg:x2="26.407cm" svg:y2="18.2cm" draw:end-shape="id78" draw:end-glue-point="3" svg:d="M26407 19400v-1200" svg:viewBox="0 0 1 1201">
          <text:p/>
        </draw:connector>
        <draw:connector draw:style-name="gr2" draw:text-style-name="P2" draw:layer="layout" svg:x1="26.859cm" svg:y1="18.2cm" svg:x2="26.859cm" svg:y2="19.404cm" draw:start-shape="id78" draw:start-glue-point="1" draw:end-shape="id79" draw:end-glue-point="3" svg:d="M26859 18200v1204" svg:viewBox="0 0 1 1205">
          <text:p/>
        </draw:connector>
        <draw:line draw:style-name="gr1" draw:text-style-name="P1" xml:id="id79" draw:id="id79" draw:layer="layout" svg:x1="26.859cm" svg:y1="19.404cm" svg:x2="27.302cm" svg:y2="19.404cm">
          <text:p/>
        </draw:line>
        <draw:line draw:style-name="gr1" draw:text-style-name="P1" xml:id="id80" draw:id="id80" draw:layer="layout" svg:x1="27.302cm" svg:y1="18.2cm" svg:x2="27.739cm" svg:y2="18.2cm">
          <text:p/>
        </draw:line>
        <draw:connector draw:style-name="gr2" draw:text-style-name="P2" draw:layer="layout" svg:x1="27.302cm" svg:y1="19.404cm" svg:x2="27.302cm" svg:y2="18.2cm" draw:start-shape="id79" draw:start-glue-point="1" draw:end-shape="id80" draw:end-glue-point="3" svg:d="M27302 19404v-1204" svg:viewBox="0 0 1 1205">
          <text:p/>
        </draw:connector>
        <draw:connector draw:style-name="gr2" draw:text-style-name="P2" xml:id="id81" draw:id="id81" draw:layer="layout" svg:x1="27.739cm" svg:y1="18.2cm" svg:x2="27.739cm" svg:y2="19.4cm" draw:start-shape="id80" draw:start-glue-point="1" svg:d="M27739 18200v1200" svg:viewBox="0 0 1 1201">
          <text:p/>
        </draw:connector>
        <draw:connector draw:style-name="gr3" draw:text-style-name="P2" draw:layer="layout" svg:x1="28.683cm" svg:y1="19.379cm" svg:x2="27.739cm" svg:y2="19.4cm" draw:end-shape="id81" draw:end-glue-point="3" svg:d="M28683 19379h-221v21h-723" svg:viewBox="0 0 945 22">
          <text:p/>
        </draw:connector>
        <draw:line draw:style-name="gr17" draw:text-style-name="P1" draw:layer="layout" svg:x1="9.405cm" svg:y1="14.292cm" svg:x2="9.417cm" svg:y2="19.352cm">
          <text:p/>
        </draw:line>
        <draw:frame draw:style-name="gr15" draw:text-style-name="P3" draw:layer="layout" svg:width="2.471cm" svg:height="0.649cm" svg:x="1.302cm" svg:y="16.102cm">
          <draw:text-box>
            <text:p><text:span text:style-name="T1">t_dti </text:span><text:span text:style-name="T1">= ? нс</text:span></text:p>
          </draw:text-box>
        </draw:frame>
        <draw:frame draw:style-name="gr18" draw:text-style-name="P5" draw:layer="layout" svg:width="5.468cm" svg:height="0.649cm" svg:x="9.334cm" svg:y="17.687cm">
          <draw:text-box>
            <text:p text:style-name="P4"><text:span text:style-name="T2">t_a</text:span><text:span text:style-name="T2">dc_</text:span><text:span text:style-name="T2">b </text:span><text:span text:style-name="T2">— </text:span><text:span text:style-name="T2">вре</text:span><text:span text:style-name="T2">мя </text:span><text:span text:style-name="T2">нач</text:span><text:span text:style-name="T2">ала </text:span><text:span text:style-name="T2">пре</text:span><text:span text:style-name="T2">обр</text:span><text:span text:style-name="T2">азо</text:span><text:span text:style-name="T2">в.</text:span></text:p>
          </draw:text-box>
        </draw:frame>
        <draw:frame draw:style-name="gr18" draw:text-style-name="P5" draw:layer="layout" svg:width="5.29cm" svg:height="0.649cm" svg:x="21.231cm" svg:y="18.074cm">
          <draw:text-box>
            <text:p text:style-name="P4"><text:span text:style-name="T2">t_adc_e </text:span><text:span text:style-name="T2">— время </text:span><text:span text:style-name="T2">конца </text:span><text:span text:style-name="T2">преобраз</text:span><text:span text:style-name="T2">ов.</text:span></text:p>
          </draw:text-box>
        </draw:frame>
        <draw:frame draw:style-name="gr15" draw:text-style-name="P3" draw:layer="layout" svg:width="2.471cm" svg:height="1.047cm" svg:x="1.303cm" svg:y="18.103cm">
          <draw:text-box>
            <text:p><text:span text:style-name="T1">t_adc_b - ?</text:span><text:span text:style-name="T1"><text:line-break/></text:span><text:span text:style-name="T1">t_adc_e -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nux Libertine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inux Libertine O" style:font-family-complex="'Linux Libertine O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style:writing-mode="lr-tb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6:49:38.509512875</meta:creation-date>
    <dc:date>2017-10-24T23:15:52.841676257</dc:date>
    <meta:editing-duration>PT13M52S</meta:editing-duration>
    <meta:editing-cycles>2</meta:editing-cycles>
    <meta:generator>LibreOffice/5.2.7.2$Linux_X86_64 LibreOffice_project/20m0$Build-2</meta:generator>
    <meta:document-statistic meta:object-count="197"/>
  </office:meta>
</office:document-meta>
</file>